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35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1.345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09_08_201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7" table:default-cell-style-name="Default"/>
        <table:table-row table:style-name="ro1">
          <table:table-cell table:style-name="ce1" table:number-columns-repeated="5"/>
          <table:table-cell table:number-columns-repeated="27"/>
        </table:table-row>
        <table:table-row table:style-name="ro1">
          <table:table-cell table:style-name="ce1"/>
          <table:table-cell office:value-type="float" office:value="500000">
            <text:p>500000</text:p>
          </table:table-cell>
          <table:table-cell office:value-type="float" office:value="550000">
            <text:p>550000</text:p>
          </table:table-cell>
          <table:table-cell office:value-type="float" office:value="600000">
            <text:p>600000</text:p>
          </table:table-cell>
          <table:table-cell office:value-type="float" office:value="650000">
            <text:p>650000</text:p>
          </table:table-cell>
          <table:table-cell office:value-type="float" office:value="700000">
            <text:p>700000</text:p>
          </table:table-cell>
          <table:table-cell office:value-type="float" office:value="750000">
            <text:p>750000</text:p>
          </table:table-cell>
          <table:table-cell office:value-type="float" office:value="800000">
            <text:p>800000</text:p>
          </table:table-cell>
          <table:table-cell office:value-type="float" office:value="850000">
            <text:p>850000</text:p>
          </table:table-cell>
          <table:table-cell office:value-type="float" office:value="900000">
            <text:p>900000</text:p>
          </table:table-cell>
          <table:table-cell office:value-type="float" office:value="950000">
            <text:p>950000</text:p>
          </table:table-cell>
          <table:table-cell office:value-type="float" office:value="1000000">
            <text:p>1000000</text:p>
          </table:table-cell>
          <table:table-cell office:value-type="float" office:value="1050000">
            <text:p>1050000</text:p>
          </table:table-cell>
          <table:table-cell office:value-type="float" office:value="1100000">
            <text:p>1100000</text:p>
          </table:table-cell>
          <table:table-cell office:value-type="float" office:value="1150000">
            <text:p>1150000</text:p>
          </table:table-cell>
          <table:table-cell office:value-type="float" office:value="1200000">
            <text:p>1200000</text:p>
          </table:table-cell>
          <table:table-cell office:value-type="float" office:value="1250000">
            <text:p>1250000</text:p>
          </table:table-cell>
          <table:table-cell office:value-type="float" office:value="1300000">
            <text:p>1300000</text:p>
          </table:table-cell>
          <table:table-cell office:value-type="float" office:value="1350000">
            <text:p>1350000</text:p>
          </table:table-cell>
          <table:table-cell office:value-type="float" office:value="1400000">
            <text:p>1400000</text:p>
          </table:table-cell>
          <table:table-cell office:value-type="float" office:value="1450000">
            <text:p>1450000</text:p>
          </table:table-cell>
          <table:table-cell office:value-type="float" office:value="1500000">
            <text:p>1500000</text:p>
          </table:table-cell>
          <table:table-cell office:value-type="float" office:value="1550000">
            <text:p>1550000</text:p>
          </table:table-cell>
          <table:table-cell office:value-type="float" office:value="1600000">
            <text:p>1600000</text:p>
          </table:table-cell>
          <table:table-cell office:value-type="float" office:value="1650000">
            <text:p>1650000</text:p>
          </table:table-cell>
          <table:table-cell office:value-type="float" office:value="1700000">
            <text:p>1700000</text:p>
          </table:table-cell>
          <table:table-cell office:value-type="float" office:value="1750000">
            <text:p>1750000</text:p>
          </table:table-cell>
          <table:table-cell office:value-type="float" office:value="1800000">
            <text:p>1800000</text:p>
          </table:table-cell>
          <table:table-cell office:value-type="float" office:value="1850000">
            <text:p>1850000</text:p>
          </table:table-cell>
          <table:table-cell office:value-type="float" office:value="1900000">
            <text:p>1900000</text:p>
          </table:table-cell>
          <table:table-cell office:value-type="float" office:value="1950000">
            <text:p>1950000</text:p>
          </table:table-cell>
          <table:table-cell office:value-type="float" office:value="2000000">
            <text:p>2000000</text:p>
          </table:table-cell>
        </table:table-row>
        <table:table-row table:style-name="ro1">
          <table:table-cell table:style-name="ce1" office:value-type="string">
            <text:p>Grid</text:p>
          </table:table-cell>
          <table:table-cell office:value-type="float" office:value="3.328343764">
            <text:p>3.328343764</text:p>
          </table:table-cell>
          <table:table-cell office:value-type="float" office:value="3.649974662">
            <text:p>3.649974662</text:p>
          </table:table-cell>
          <table:table-cell office:value-type="float" office:value="3.966783773">
            <text:p>3.966783773</text:p>
          </table:table-cell>
          <table:table-cell office:value-type="float" office:value="4.288273972">
            <text:p>4.288273972</text:p>
          </table:table-cell>
          <table:table-cell office:value-type="float" office:value="4.632397272">
            <text:p>4.632397272</text:p>
          </table:table-cell>
          <table:table-cell office:value-type="float" office:value="4.967117769">
            <text:p>4.967117769</text:p>
          </table:table-cell>
          <table:table-cell office:value-type="float" office:value="5.177871956">
            <text:p>5.177871956</text:p>
          </table:table-cell>
          <table:table-cell office:value-type="float" office:value="5.485798716">
            <text:p>5.485798716</text:p>
          </table:table-cell>
          <table:table-cell office:value-type="float" office:value="5.829722304">
            <text:p>5.829722304</text:p>
          </table:table-cell>
          <table:table-cell office:value-type="float" office:value="6.10630339">
            <text:p>6.10630339</text:p>
          </table:table-cell>
          <table:table-cell office:value-type="float" office:value="6.424573362">
            <text:p>6.424573362</text:p>
          </table:table-cell>
          <table:table-cell office:value-type="float" office:value="6.722791975">
            <text:p>6.722791975</text:p>
          </table:table-cell>
          <table:table-cell office:value-type="float" office:value="7.055083403">
            <text:p>7.055083403</text:p>
          </table:table-cell>
          <table:table-cell office:value-type="float" office:value="7.391919071">
            <text:p>7.391919071</text:p>
          </table:table-cell>
          <table:table-cell office:value-type="float" office:value="7.694878643">
            <text:p>7.694878643</text:p>
          </table:table-cell>
          <table:table-cell office:value-type="float" office:value="8.032127851">
            <text:p>8.032127851</text:p>
          </table:table-cell>
          <table:table-cell office:value-type="float" office:value="8.318561632">
            <text:p>8.318561632</text:p>
          </table:table-cell>
          <table:table-cell office:value-type="float" office:value="8.653949268">
            <text:p>8.653949268</text:p>
          </table:table-cell>
          <table:table-cell office:value-type="float" office:value="9.003197133">
            <text:p>9.003197133</text:p>
          </table:table-cell>
          <table:table-cell office:value-type="float" office:value="9.756300717">
            <text:p>9.756300717</text:p>
          </table:table-cell>
          <table:table-cell office:value-type="float" office:value="9.649816002">
            <text:p>9.649816002</text:p>
          </table:table-cell>
          <table:table-cell office:value-type="float" office:value="10.316737265">
            <text:p>10.316737265</text:p>
          </table:table-cell>
          <table:table-cell office:value-type="float" office:value="10.240780125">
            <text:p>10.240780125</text:p>
          </table:table-cell>
          <table:table-cell office:value-type="float" office:value="10.582996093">
            <text:p>10.582996093</text:p>
          </table:table-cell>
          <table:table-cell office:value-type="float" office:value="10.897199515">
            <text:p>10.897199515</text:p>
          </table:table-cell>
          <table:table-cell office:value-type="float" office:value="11.207841871">
            <text:p>11.207841871</text:p>
          </table:table-cell>
          <table:table-cell office:value-type="float" office:value="11.984908985">
            <text:p>11.984908985</text:p>
          </table:table-cell>
          <table:table-cell office:value-type="float" office:value="12.385674056">
            <text:p>12.385674056</text:p>
          </table:table-cell>
          <table:table-cell office:value-type="float" office:value="12.779007375">
            <text:p>12.779007375</text:p>
          </table:table-cell>
          <table:table-cell office:value-type="float" office:value="13.239833301">
            <text:p>13.239833301</text:p>
          </table:table-cell>
          <table:table-cell office:value-type="float" office:value="13.594305375">
            <text:p>13.594305375</text:p>
          </table:table-cell>
        </table:table-row>
        <table:table-row table:style-name="ro1">
          <table:table-cell table:style-name="ce1" office:value-type="string">
            <text:p>Random</text:p>
          </table:table-cell>
          <table:table-cell office:value-type="float" office:value="3.389048665">
            <text:p>3.389048665</text:p>
          </table:table-cell>
          <table:table-cell office:value-type="float" office:value="3.762167259">
            <text:p>3.762167259</text:p>
          </table:table-cell>
          <table:table-cell office:value-type="float" office:value="4.119469539">
            <text:p>4.119469539</text:p>
          </table:table-cell>
          <table:table-cell office:value-type="float" office:value="4.38102162">
            <text:p>4.38102162</text:p>
          </table:table-cell>
          <table:table-cell office:value-type="float" office:value="4.705484007">
            <text:p>4.705484007</text:p>
          </table:table-cell>
          <table:table-cell office:value-type="float" office:value="5.038085484">
            <text:p>5.038085484</text:p>
          </table:table-cell>
          <table:table-cell office:value-type="float" office:value="5.36993087">
            <text:p>5.36993087</text:p>
          </table:table-cell>
          <table:table-cell office:value-type="float" office:value="5.678954988">
            <text:p>5.678954988</text:p>
          </table:table-cell>
          <table:table-cell office:value-type="float" office:value="6.053018268">
            <text:p>6.053018268</text:p>
          </table:table-cell>
          <table:table-cell office:value-type="float" office:value="6.405718574">
            <text:p>6.405718574</text:p>
          </table:table-cell>
          <table:table-cell office:value-type="float" office:value="6.717832484">
            <text:p>6.717832484</text:p>
          </table:table-cell>
          <table:table-cell office:value-type="float" office:value="7.060479527">
            <text:p>7.060479527</text:p>
          </table:table-cell>
          <table:table-cell office:value-type="float" office:value="7.419812304">
            <text:p>7.419812304</text:p>
          </table:table-cell>
          <table:table-cell office:value-type="float" office:value="7.785804917">
            <text:p>7.785804917</text:p>
          </table:table-cell>
          <table:table-cell office:value-type="float" office:value="7.724195531">
            <text:p>7.724195531</text:p>
          </table:table-cell>
          <table:table-cell office:value-type="float" office:value="8.001626792">
            <text:p>8.001626792</text:p>
          </table:table-cell>
          <table:table-cell office:value-type="float" office:value="8.264761616">
            <text:p>8.264761616</text:p>
          </table:table-cell>
          <table:table-cell office:value-type="float" office:value="8.607240591">
            <text:p>8.607240591</text:p>
          </table:table-cell>
          <table:table-cell office:value-type="float" office:value="8.948539244">
            <text:p>8.948539244</text:p>
          </table:table-cell>
          <table:table-cell office:value-type="float" office:value="9.72148464">
            <text:p>9.72148464</text:p>
          </table:table-cell>
          <table:table-cell office:value-type="float" office:value="10.22810877">
            <text:p>10.22810877</text:p>
          </table:table-cell>
          <table:table-cell office:value-type="float" office:value="10.714236778">
            <text:p>10.714236778</text:p>
          </table:table-cell>
          <table:table-cell office:value-type="float" office:value="10.824872293">
            <text:p>10.824872293</text:p>
          </table:table-cell>
          <table:table-cell office:value-type="float" office:value="10.826902788">
            <text:p>10.826902788</text:p>
          </table:table-cell>
          <table:table-cell office:value-type="float" office:value="11.588374684">
            <text:p>11.588374684</text:p>
          </table:table-cell>
          <table:table-cell office:value-type="float" office:value="11.217851514">
            <text:p>11.217851514</text:p>
          </table:table-cell>
          <table:table-cell office:value-type="float" office:value="11.566907792">
            <text:p>11.566907792</text:p>
          </table:table-cell>
          <table:table-cell office:value-type="float" office:value="11.961756713">
            <text:p>11.961756713</text:p>
          </table:table-cell>
          <table:table-cell office:value-type="float" office:value="12.571880112">
            <text:p>12.571880112</text:p>
          </table:table-cell>
          <table:table-cell office:value-type="float" office:value="13.222787056">
            <text:p>13.222787056</text:p>
          </table:table-cell>
          <table:table-cell office:value-type="float" office:value="13.534333471">
            <text:p>13.534333471</text:p>
          </table:table-cell>
        </table:table-row>
        <table:table-row table:style-name="ro1">
          <table:table-cell table:style-name="ce1" office:value-type="string">
            <text:p>Merge</text:p>
          </table:table-cell>
          <table:table-cell office:value-type="float" office:value="1.676114089">
            <text:p>1.676114089</text:p>
          </table:table-cell>
          <table:table-cell office:value-type="float" office:value="1.935539024">
            <text:p>1.935539024</text:p>
          </table:table-cell>
          <table:table-cell office:value-type="float" office:value="5.680237518">
            <text:p>5.680237518</text:p>
          </table:table-cell>
          <table:table-cell office:value-type="float" office:value="2.591214299">
            <text:p>2.591214299</text:p>
          </table:table-cell>
          <table:table-cell office:value-type="float" office:value="3.040387111">
            <text:p>3.040387111</text:p>
          </table:table-cell>
          <table:table-cell office:value-type="float" office:value="2.14586898">
            <text:p>2.14586898</text:p>
          </table:table-cell>
          <table:table-cell office:value-type="float" office:value="2.823399455">
            <text:p>2.823399455</text:p>
          </table:table-cell>
          <table:table-cell office:value-type="float" office:value="3.716976323">
            <text:p>3.716976323</text:p>
          </table:table-cell>
          <table:table-cell office:value-type="float" office:value="2.177332686">
            <text:p>2.177332686</text:p>
          </table:table-cell>
          <table:table-cell office:value-type="float" office:value="4.765065035">
            <text:p>4.765065035</text:p>
          </table:table-cell>
          <table:table-cell office:value-type="float" office:value="2.6538214">
            <text:p>2.6538214</text:p>
          </table:table-cell>
          <table:table-cell office:value-type="float" office:value="7.687440476">
            <text:p>7.687440476</text:p>
          </table:table-cell>
          <table:table-cell office:value-type="float" office:value="3.298157885">
            <text:p>3.298157885</text:p>
          </table:table-cell>
          <table:table-cell office:value-type="float" office:value="3.967758393">
            <text:p>3.967758393</text:p>
          </table:table-cell>
          <table:table-cell office:value-type="float" office:value="5.014610333">
            <text:p>5.014610333</text:p>
          </table:table-cell>
          <table:table-cell office:value-type="float" office:value="4.477147298">
            <text:p>4.477147298</text:p>
          </table:table-cell>
          <table:table-cell office:value-type="float" office:value="4.815431427">
            <text:p>4.815431427</text:p>
          </table:table-cell>
          <table:table-cell office:value-type="float" office:value="8.609382704">
            <text:p>8.609382704</text:p>
          </table:table-cell>
          <table:table-cell office:value-type="float" office:value="7.432099198">
            <text:p>7.432099198</text:p>
          </table:table-cell>
          <table:table-cell office:value-type="float" office:value="4.105136753">
            <text:p>4.105136753</text:p>
          </table:table-cell>
          <table:table-cell office:value-type="float" office:value="6.656038352">
            <text:p>6.656038352</text:p>
          </table:table-cell>
          <table:table-cell office:value-type="float" office:value="5.630649883">
            <text:p>5.630649883</text:p>
          </table:table-cell>
          <table:table-cell office:value-type="float" office:value="5.187634844">
            <text:p>5.187634844</text:p>
          </table:table-cell>
          <table:table-cell office:value-type="float" office:value="5.316661998">
            <text:p>5.316661998</text:p>
          </table:table-cell>
          <table:table-cell office:value-type="float" office:value="9.314043052">
            <text:p>9.314043052</text:p>
          </table:table-cell>
          <table:table-cell office:value-type="float" office:value="7.31487056">
            <text:p>7.31487056</text:p>
          </table:table-cell>
          <table:table-cell office:value-type="float" office:value="7.000766781">
            <text:p>7.000766781</text:p>
          </table:table-cell>
          <table:table-cell office:value-type="float" office:value="6.479702525">
            <text:p>6.479702525</text:p>
          </table:table-cell>
          <table:table-cell office:value-type="float" office:value="5.589319369">
            <text:p>5.589319369</text:p>
          </table:table-cell>
          <table:table-cell office:value-type="float" office:value="7.109935018">
            <text:p>7.109935018</text:p>
          </table:table-cell>
          <table:table-cell office:value-type="float" office:value="7.629814249">
            <text:p>7.629814249</text:p>
          </table:table-cell>
        </table:table-row>
        <table:table-row table:style-name="ro1">
          <table:table-cell table:style-name="ce1" office:value-type="string">
            <text:p>Mutate</text:p>
          </table:table-cell>
          <table:table-cell office:value-type="float" office:value="1.021075163">
            <text:p>1.021075163</text:p>
          </table:table-cell>
          <table:table-cell table:style-name="ce1" office:value-type="float" office:value="0.745340401">
            <text:p>0.745340401</text:p>
          </table:table-cell>
          <table:table-cell table:style-name="ce1" office:value-type="float" office:value="0.844114962">
            <text:p>0.844114962</text:p>
          </table:table-cell>
          <table:table-cell table:style-name="ce1" office:value-type="float" office:value="0.949732396">
            <text:p>0.949732396</text:p>
          </table:table-cell>
          <table:table-cell table:style-name="ce1" office:value-type="float" office:value="1.01108177">
            <text:p>1.01108177</text:p>
          </table:table-cell>
          <table:table-cell table:style-name="ce1" office:value-type="float" office:value="1.079887698">
            <text:p>1.079887698</text:p>
          </table:table-cell>
          <table:table-cell table:style-name="ce1" office:value-type="float" office:value="1.172779039">
            <text:p>1.172779039</text:p>
          </table:table-cell>
          <table:table-cell table:style-name="ce1" office:value-type="float" office:value="1.224654189">
            <text:p>1.224654189</text:p>
          </table:table-cell>
          <table:table-cell table:style-name="ce1" office:value-type="float" office:value="1.293570025">
            <text:p>1.293570025</text:p>
          </table:table-cell>
          <table:table-cell table:style-name="ce1" office:value-type="float" office:value="1.365759544">
            <text:p>1.365759544</text:p>
          </table:table-cell>
          <table:table-cell table:style-name="ce1" office:value-type="float" office:value="1.451810575">
            <text:p>1.451810575</text:p>
          </table:table-cell>
          <table:table-cell table:style-name="ce1" office:value-type="float" office:value="1.50429556">
            <text:p>1.50429556</text:p>
          </table:table-cell>
          <table:table-cell table:style-name="ce1" office:value-type="float" office:value="1.580950202">
            <text:p>1.580950202</text:p>
          </table:table-cell>
          <table:table-cell table:style-name="ce1" office:value-type="float" office:value="1.646243818">
            <text:p>1.646243818</text:p>
          </table:table-cell>
          <table:table-cell table:style-name="ce1" office:value-type="float" office:value="1.730655228">
            <text:p>1.730655228</text:p>
          </table:table-cell>
          <table:table-cell table:style-name="ce1" office:value-type="float" office:value="1.812597371">
            <text:p>1.812597371</text:p>
          </table:table-cell>
          <table:table-cell table:style-name="ce1" office:value-type="float" office:value="1.851028399">
            <text:p>1.851028399</text:p>
          </table:table-cell>
          <table:table-cell table:style-name="ce1" office:value-type="float" office:value="1.941093808">
            <text:p>1.941093808</text:p>
          </table:table-cell>
          <table:table-cell table:style-name="ce1" office:value-type="float" office:value="2.028307627">
            <text:p>2.028307627</text:p>
          </table:table-cell>
          <table:table-cell table:style-name="ce1" office:value-type="float" office:value="2.089164772">
            <text:p>2.089164772</text:p>
          </table:table-cell>
          <table:table-cell table:style-name="ce1" office:value-type="float" office:value="2.137998028">
            <text:p>2.137998028</text:p>
          </table:table-cell>
          <table:table-cell table:style-name="ce1" office:value-type="float" office:value="2.241489173">
            <text:p>2.241489173</text:p>
          </table:table-cell>
          <table:table-cell table:style-name="ce1" office:value-type="float" office:value="2.301770697">
            <text:p>2.301770697</text:p>
          </table:table-cell>
          <table:table-cell table:style-name="ce1" office:value-type="float" office:value="2.370550539">
            <text:p>2.370550539</text:p>
          </table:table-cell>
          <table:table-cell table:style-name="ce1" office:value-type="float" office:value="2.374443036">
            <text:p>2.374443036</text:p>
          </table:table-cell>
          <table:table-cell table:style-name="ce1" office:value-type="float" office:value="2.366995888">
            <text:p>2.366995888</text:p>
          </table:table-cell>
          <table:table-cell table:style-name="ce1" office:value-type="float" office:value="2.429211686">
            <text:p>2.429211686</text:p>
          </table:table-cell>
          <table:table-cell table:style-name="ce1" office:value-type="float" office:value="2.486793437">
            <text:p>2.486793437</text:p>
          </table:table-cell>
          <table:table-cell table:style-name="ce1" office:value-type="float" office:value="2.546598128">
            <text:p>2.546598128</text:p>
          </table:table-cell>
          <table:table-cell table:style-name="ce1" office:value-type="float" office:value="2.684926733">
            <text:p>2.684926733</text:p>
          </table:table-cell>
          <table:table-cell table:style-name="ce1" office:value-type="float" office:value="2.748064123">
            <text:p>2.748064123</text:p>
          </table:table-cell>
        </table:table-row>
        <table:table-row table:style-name="ro1">
          <table:table-cell table:style-name="ce1"/>
          <table:table-cell>
            <draw:frame table:end-cell-address="09_08_2014.H27" table:end-x="0.8224in" table:end-y="0.1043in" draw:z-index="0" draw:style-name="gr1" draw:text-style-name="P1" svg:width="7.8256in" svg:height="3.5457in" svg:x="0.0488in" svg:y="0.115in">
              <draw:object draw:notify-on-update-of-ranges="09_08_2014.A2:09_08_2014.A2 09_08_2014.B2:09_08_2014.AF2 09_08_2014.A3:09_08_2014.A3 09_08_2014.B3:09_08_2014.AF3 09_08_2014.A4:09_08_2014.A4 09_08_2014.B4:09_08_2014.AF4 09_08_2014.A5:09_08_2014.A5 09_08_2014.B5:09_08_2014.AF5 09_08_2014.A6:09_08_2014.A6 09_08_2014.B6:09_08_2014.AF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0"/>
        </table:table-row>
        <table:table-row table:style-name="ro1" table:number-rows-repeated="5">
          <table:table-cell table:number-columns-repeated="32"/>
        </table:table-row>
        <table:table-row table:style-name="ro1" table:number-rows-repeated="15">
          <table:table-cell table:style-name="ce1"/>
          <table:table-cell table:number-columns-repeated="31"/>
        </table:table-row>
        <table:table-row table:style-name="ro1">
          <table:table-cell table:style-name="ce1"/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table:style-name="ce1" office:value-type="float" office:value="5000000">
            <text:p>5000000</text:p>
          </table:table-cell>
          <table:table-cell table:number-columns-repeated="28"/>
        </table:table-row>
        <table:table-row table:style-name="ro1">
          <table:table-cell table:style-name="ce1" office:value-type="string">
            <text:p>Grid</text:p>
          </table:table-cell>
          <table:table-cell office:value-type="float" office:value="6.424573362">
            <text:p>6.424573362</text:p>
          </table:table-cell>
          <table:table-cell office:value-type="float" office:value="13.594305375">
            <text:p>13.594305375</text:p>
          </table:table-cell>
          <table:table-cell table:style-name="ce1" office:value-type="float" office:value="31.881905364">
            <text:p>31.881905364</text:p>
          </table:table-cell>
          <table:table-cell table:number-columns-repeated="28"/>
        </table:table-row>
        <table:table-row table:style-name="ro1">
          <table:table-cell table:style-name="ce1" office:value-type="string">
            <text:p>Random</text:p>
          </table:table-cell>
          <table:table-cell office:value-type="float" office:value="6.717832484">
            <text:p>6.717832484</text:p>
          </table:table-cell>
          <table:table-cell office:value-type="float" office:value="13.534333471">
            <text:p>13.534333471</text:p>
          </table:table-cell>
          <table:table-cell table:style-name="ce1" office:value-type="float" office:value="31.73562541">
            <text:p>31.73562541</text:p>
          </table:table-cell>
          <table:table-cell table:number-columns-repeated="28"/>
        </table:table-row>
        <table:table-row table:style-name="ro1">
          <table:table-cell table:style-name="ce1" office:value-type="string">
            <text:p>Merge</text:p>
          </table:table-cell>
          <table:table-cell office:value-type="float" office:value="2.6538214">
            <text:p>2.6538214</text:p>
          </table:table-cell>
          <table:table-cell office:value-type="float" office:value="7.629814249">
            <text:p>7.629814249</text:p>
          </table:table-cell>
          <table:table-cell table:style-name="ce1" office:value-type="float" office:value="16.361492423">
            <text:p>16.361492423</text:p>
          </table:table-cell>
          <table:table-cell table:number-columns-repeated="28"/>
        </table:table-row>
        <table:table-row table:style-name="ro1">
          <table:table-cell table:style-name="ce1" office:value-type="string">
            <text:p>Mutate</text:p>
          </table:table-cell>
          <table:table-cell table:style-name="ce1" office:value-type="float" office:value="1.451810575">
            <text:p>1.451810575</text:p>
          </table:table-cell>
          <table:table-cell table:style-name="ce1" office:value-type="float" office:value="2.748064123">
            <text:p>2.748064123</text:p>
          </table:table-cell>
          <table:table-cell table:style-name="ce1" office:value-type="float" office:value="8.415178257">
            <text:p>8.415178257</text:p>
          </table:table-cell>
          <table:table-cell table:number-columns-repeated="28"/>
        </table:table-row>
        <table:table-row table:style-name="ro1">
          <table:table-cell table:style-name="ce1"/>
          <table:table-cell>
            <draw:frame table:end-cell-address="09_08_2014.G53" table:end-x="0.2244in" table:end-y="0.1071in" draw:z-index="1" draw:style-name="gr1" draw:text-style-name="P1" svg:width="6.2988in" svg:height="3.5429in" svg:x="0.0886in" svg:y="0.1201in">
              <draw:object draw:notify-on-update-of-ranges="09_08_2014.A28:09_08_2014.A28 09_08_2014.B28:09_08_2014.D28 09_08_2014.A29:09_08_2014.A29 09_08_2014.B29:09_08_2014.D29 09_08_2014.A30:09_08_2014.A30 09_08_2014.B30:09_08_2014.D30 09_08_2014.A31:09_08_2014.A31 09_08_2014.B31:09_08_2014.D31 09_08_2014.A32:09_08_2014.A32 09_08_2014.B32:09_08_2014.D3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0"/>
        </table:table-row>
        <table:table-row table:style-name="ro1">
          <table:table-cell table:style-name="ce1"/>
          <table:table-cell table:number-columns-repeated="31"/>
        </table:table-row>
        <table:table-row table:style-name="ro1" table:number-rows-repeated="70">
          <table:table-cell table:number-columns-repeated="32"/>
        </table:table-row>
        <table:table-row table:style-name="ro1">
          <table:table-cell table:style-name="ce1"/>
          <table:table-cell table:number-columns-repeated="3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9">08/09/2014</text:date>, <text:time>22:5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Sidarau</meta:initial-creator>
    <meta:creation-date>2014-08-06T21:41:58.51</meta:creation-date>
    <meta:generator>OpenOffice/4.0.1$Win32 OpenOffice.org_project/401m5$Build-9714</meta:generator>
    <dc:date>2014-08-09T22:59:21.51</dc:date>
    <dc:creator>Ivan Sidarau</dc:creator>
    <meta:editing-duration>PT1H41M19S</meta:editing-duration>
    <meta:editing-cycles>17</meta:editing-cycles>
    <meta:document-statistic meta:table-count="1" meta:cell-count="1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878cm" svg:height="9.007cm" xlink:href=".." xlink:type="simple" chart:class="chart:line" chart:style-name="ch1">
        <chart:legend chart:legend-position="end" svg:x="17.264cm" svg:y="3.405cm" style:legend-expansion="high" chart:style-name="ch2"/>
        <chart:plot-area chart:style-name="ch3" table:cell-range-address="09_08_2014.A2:09_08_2014.AF6" chart:data-source-has-labels="both" svg:x="0.847cm" svg:y="0.855cm" svg:width="15.623cm" svg:height="7.552cm">
          <chartooo:coordinate-region svg:x="1.468cm" svg:y="1.067cm" svg:width="14.352cm" svg:height="6.243cm"/>
          <chart:axis chart:dimension="x" chart:name="primary-x" chart:style-name="ch4" chartooo:axis-type="auto">
            <chartooo:date-scale/>
            <chart:categories table:cell-range-address="09_08_2014.B2:09_08_2014.AF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09_08_2014.B3:09_08_2014.AF3" chart:label-cell-address="09_08_2014.A3:09_08_2014.A3" chart:class="chart:line">
            <chart:data-point chart:repeated="31"/>
          </chart:series>
          <chart:series chart:style-name="ch7" chart:values-cell-range-address="09_08_2014.B4:09_08_2014.AF4" chart:label-cell-address="09_08_2014.A4:09_08_2014.A4" chart:class="chart:line">
            <chart:data-point chart:repeated="31"/>
          </chart:series>
          <chart:series chart:style-name="ch8" chart:values-cell-range-address="09_08_2014.B5:09_08_2014.AF5" chart:label-cell-address="09_08_2014.A5:09_08_2014.A5" chart:class="chart:line">
            <chart:data-point chart:repeated="31"/>
          </chart:series>
          <chart:series chart:style-name="ch9" chart:values-cell-range-address="09_08_2014.B6:09_08_2014.AF6" chart:label-cell-address="09_08_2014.A6:09_08_2014.A6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500000">
                <text:p>500000</text:p>
                <draw:g>
                  <svg:desc>09_08_2014.B2:09_08_2014.AF2</svg:desc>
                </draw:g>
              </table:table-cell>
              <table:table-cell office:value-type="float" office:value="550000">
                <text:p>550000</text:p>
              </table:table-cell>
              <table:table-cell office:value-type="float" office:value="600000">
                <text:p>600000</text:p>
              </table:table-cell>
              <table:table-cell office:value-type="float" office:value="650000">
                <text:p>650000</text:p>
              </table:table-cell>
              <table:table-cell office:value-type="float" office:value="700000">
                <text:p>700000</text:p>
              </table:table-cell>
              <table:table-cell office:value-type="float" office:value="750000">
                <text:p>750000</text:p>
              </table:table-cell>
              <table:table-cell office:value-type="float" office:value="800000">
                <text:p>800000</text:p>
              </table:table-cell>
              <table:table-cell office:value-type="float" office:value="850000">
                <text:p>850000</text:p>
              </table:table-cell>
              <table:table-cell office:value-type="float" office:value="900000">
                <text:p>900000</text:p>
              </table:table-cell>
              <table:table-cell office:value-type="float" office:value="950000">
                <text:p>950000</text:p>
              </table:table-cell>
              <table:table-cell office:value-type="float" office:value="1000000">
                <text:p>1000000</text:p>
              </table:table-cell>
              <table:table-cell office:value-type="float" office:value="1050000">
                <text:p>1050000</text:p>
              </table:table-cell>
              <table:table-cell office:value-type="float" office:value="1100000">
                <text:p>1100000</text:p>
              </table:table-cell>
              <table:table-cell office:value-type="float" office:value="1150000">
                <text:p>1150000</text:p>
              </table:table-cell>
              <table:table-cell office:value-type="float" office:value="1200000">
                <text:p>1200000</text:p>
              </table:table-cell>
              <table:table-cell office:value-type="float" office:value="1250000">
                <text:p>1250000</text:p>
              </table:table-cell>
              <table:table-cell office:value-type="float" office:value="1300000">
                <text:p>1300000</text:p>
              </table:table-cell>
              <table:table-cell office:value-type="float" office:value="1350000">
                <text:p>1350000</text:p>
              </table:table-cell>
              <table:table-cell office:value-type="float" office:value="1400000">
                <text:p>1400000</text:p>
              </table:table-cell>
              <table:table-cell office:value-type="float" office:value="1450000">
                <text:p>1450000</text:p>
              </table:table-cell>
              <table:table-cell office:value-type="float" office:value="1500000">
                <text:p>1500000</text:p>
              </table:table-cell>
              <table:table-cell office:value-type="float" office:value="1550000">
                <text:p>1550000</text:p>
              </table:table-cell>
              <table:table-cell office:value-type="float" office:value="1600000">
                <text:p>1600000</text:p>
              </table:table-cell>
              <table:table-cell office:value-type="float" office:value="1650000">
                <text:p>1650000</text:p>
              </table:table-cell>
              <table:table-cell office:value-type="float" office:value="1700000">
                <text:p>1700000</text:p>
              </table:table-cell>
              <table:table-cell office:value-type="float" office:value="1750000">
                <text:p>1750000</text:p>
              </table:table-cell>
              <table:table-cell office:value-type="float" office:value="1800000">
                <text:p>1800000</text:p>
              </table:table-cell>
              <table:table-cell office:value-type="float" office:value="1850000">
                <text:p>1850000</text:p>
              </table:table-cell>
              <table:table-cell office:value-type="float" office:value="1900000">
                <text:p>1900000</text:p>
              </table:table-cell>
              <table:table-cell office:value-type="float" office:value="1950000">
                <text:p>1950000</text:p>
              </table:table-cell>
              <table:table-cell office:value-type="float" office:value="2000000">
                <text:p>2000000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  <draw:g>
                  <svg:desc>09_08_2014.A3:09_08_2014.A3</svg:desc>
                </draw:g>
              </table:table-cell>
              <table:table-cell office:value-type="float" office:value="3.328343764">
                <text:p>3.328343764</text:p>
                <draw:g>
                  <svg:desc>09_08_2014.B3:09_08_2014.AF3</svg:desc>
                </draw:g>
              </table:table-cell>
              <table:table-cell office:value-type="float" office:value="3.649974662">
                <text:p>3.649974662</text:p>
              </table:table-cell>
              <table:table-cell office:value-type="float" office:value="3.966783773">
                <text:p>3.966783773</text:p>
              </table:table-cell>
              <table:table-cell office:value-type="float" office:value="4.288273972">
                <text:p>4.288273972</text:p>
              </table:table-cell>
              <table:table-cell office:value-type="float" office:value="4.632397272">
                <text:p>4.632397272</text:p>
              </table:table-cell>
              <table:table-cell office:value-type="float" office:value="4.967117769">
                <text:p>4.967117769</text:p>
              </table:table-cell>
              <table:table-cell office:value-type="float" office:value="5.177871956">
                <text:p>5.177871956</text:p>
              </table:table-cell>
              <table:table-cell office:value-type="float" office:value="5.485798716">
                <text:p>5.485798716</text:p>
              </table:table-cell>
              <table:table-cell office:value-type="float" office:value="5.829722304">
                <text:p>5.829722304</text:p>
              </table:table-cell>
              <table:table-cell office:value-type="float" office:value="6.10630339">
                <text:p>6.10630339</text:p>
              </table:table-cell>
              <table:table-cell office:value-type="float" office:value="6.424573362">
                <text:p>6.424573362</text:p>
              </table:table-cell>
              <table:table-cell office:value-type="float" office:value="6.722791975">
                <text:p>6.722791975</text:p>
              </table:table-cell>
              <table:table-cell office:value-type="float" office:value="7.055083403">
                <text:p>7.055083403</text:p>
              </table:table-cell>
              <table:table-cell office:value-type="float" office:value="7.391919071">
                <text:p>7.391919071</text:p>
              </table:table-cell>
              <table:table-cell office:value-type="float" office:value="7.694878643">
                <text:p>7.694878643</text:p>
              </table:table-cell>
              <table:table-cell office:value-type="float" office:value="8.032127851">
                <text:p>8.032127851</text:p>
              </table:table-cell>
              <table:table-cell office:value-type="float" office:value="8.318561632">
                <text:p>8.318561632</text:p>
              </table:table-cell>
              <table:table-cell office:value-type="float" office:value="8.653949268">
                <text:p>8.653949268</text:p>
              </table:table-cell>
              <table:table-cell office:value-type="float" office:value="9.003197133">
                <text:p>9.003197133</text:p>
              </table:table-cell>
              <table:table-cell office:value-type="float" office:value="9.756300717">
                <text:p>9.756300717</text:p>
              </table:table-cell>
              <table:table-cell office:value-type="float" office:value="9.649816002">
                <text:p>9.649816002</text:p>
              </table:table-cell>
              <table:table-cell office:value-type="float" office:value="10.316737265">
                <text:p>10.316737265</text:p>
              </table:table-cell>
              <table:table-cell office:value-type="float" office:value="10.240780125">
                <text:p>10.240780125</text:p>
              </table:table-cell>
              <table:table-cell office:value-type="float" office:value="10.582996093">
                <text:p>10.582996093</text:p>
              </table:table-cell>
              <table:table-cell office:value-type="float" office:value="10.897199515">
                <text:p>10.897199515</text:p>
              </table:table-cell>
              <table:table-cell office:value-type="float" office:value="11.207841871">
                <text:p>11.207841871</text:p>
              </table:table-cell>
              <table:table-cell office:value-type="float" office:value="11.984908985">
                <text:p>11.984908985</text:p>
              </table:table-cell>
              <table:table-cell office:value-type="float" office:value="12.385674056">
                <text:p>12.385674056</text:p>
              </table:table-cell>
              <table:table-cell office:value-type="float" office:value="12.779007375">
                <text:p>12.779007375</text:p>
              </table:table-cell>
              <table:table-cell office:value-type="float" office:value="13.239833301">
                <text:p>13.239833301</text:p>
              </table:table-cell>
              <table:table-cell office:value-type="float" office:value="13.594305375">
                <text:p>13.594305375</text:p>
              </table:table-cell>
            </table:table-row>
            <table:table-row>
              <table:table-cell office:value-type="string">
                <text:p>Random</text:p>
                <draw:g>
                  <svg:desc>09_08_2014.A4:09_08_2014.A4</svg:desc>
                </draw:g>
              </table:table-cell>
              <table:table-cell office:value-type="float" office:value="3.389048665">
                <text:p>3.389048665</text:p>
                <draw:g>
                  <svg:desc>09_08_2014.B4:09_08_2014.AF4</svg:desc>
                </draw:g>
              </table:table-cell>
              <table:table-cell office:value-type="float" office:value="3.762167259">
                <text:p>3.762167259</text:p>
              </table:table-cell>
              <table:table-cell office:value-type="float" office:value="4.119469539">
                <text:p>4.119469539</text:p>
              </table:table-cell>
              <table:table-cell office:value-type="float" office:value="4.38102162">
                <text:p>4.38102162</text:p>
              </table:table-cell>
              <table:table-cell office:value-type="float" office:value="4.705484007">
                <text:p>4.705484007</text:p>
              </table:table-cell>
              <table:table-cell office:value-type="float" office:value="5.038085484">
                <text:p>5.038085484</text:p>
              </table:table-cell>
              <table:table-cell office:value-type="float" office:value="5.36993087">
                <text:p>5.36993087</text:p>
              </table:table-cell>
              <table:table-cell office:value-type="float" office:value="5.678954988">
                <text:p>5.678954988</text:p>
              </table:table-cell>
              <table:table-cell office:value-type="float" office:value="6.053018268">
                <text:p>6.053018268</text:p>
              </table:table-cell>
              <table:table-cell office:value-type="float" office:value="6.405718574">
                <text:p>6.405718574</text:p>
              </table:table-cell>
              <table:table-cell office:value-type="float" office:value="6.717832484">
                <text:p>6.717832484</text:p>
              </table:table-cell>
              <table:table-cell office:value-type="float" office:value="7.060479527">
                <text:p>7.060479527</text:p>
              </table:table-cell>
              <table:table-cell office:value-type="float" office:value="7.419812304">
                <text:p>7.419812304</text:p>
              </table:table-cell>
              <table:table-cell office:value-type="float" office:value="7.785804917">
                <text:p>7.785804917</text:p>
              </table:table-cell>
              <table:table-cell office:value-type="float" office:value="7.724195531">
                <text:p>7.724195531</text:p>
              </table:table-cell>
              <table:table-cell office:value-type="float" office:value="8.001626792">
                <text:p>8.001626792</text:p>
              </table:table-cell>
              <table:table-cell office:value-type="float" office:value="8.264761616">
                <text:p>8.264761616</text:p>
              </table:table-cell>
              <table:table-cell office:value-type="float" office:value="8.607240591">
                <text:p>8.607240591</text:p>
              </table:table-cell>
              <table:table-cell office:value-type="float" office:value="8.948539244">
                <text:p>8.948539244</text:p>
              </table:table-cell>
              <table:table-cell office:value-type="float" office:value="9.72148464">
                <text:p>9.72148464</text:p>
              </table:table-cell>
              <table:table-cell office:value-type="float" office:value="10.22810877">
                <text:p>10.22810877</text:p>
              </table:table-cell>
              <table:table-cell office:value-type="float" office:value="10.714236778">
                <text:p>10.714236778</text:p>
              </table:table-cell>
              <table:table-cell office:value-type="float" office:value="10.824872293">
                <text:p>10.824872293</text:p>
              </table:table-cell>
              <table:table-cell office:value-type="float" office:value="10.826902788">
                <text:p>10.826902788</text:p>
              </table:table-cell>
              <table:table-cell office:value-type="float" office:value="11.588374684">
                <text:p>11.588374684</text:p>
              </table:table-cell>
              <table:table-cell office:value-type="float" office:value="11.217851514">
                <text:p>11.217851514</text:p>
              </table:table-cell>
              <table:table-cell office:value-type="float" office:value="11.566907792">
                <text:p>11.566907792</text:p>
              </table:table-cell>
              <table:table-cell office:value-type="float" office:value="11.961756713">
                <text:p>11.961756713</text:p>
              </table:table-cell>
              <table:table-cell office:value-type="float" office:value="12.571880112">
                <text:p>12.571880112</text:p>
              </table:table-cell>
              <table:table-cell office:value-type="float" office:value="13.222787056">
                <text:p>13.222787056</text:p>
              </table:table-cell>
              <table:table-cell office:value-type="float" office:value="13.534333471">
                <text:p>13.534333471</text:p>
              </table:table-cell>
            </table:table-row>
            <table:table-row>
              <table:table-cell office:value-type="string">
                <text:p>Merge</text:p>
                <draw:g>
                  <svg:desc>09_08_2014.A5:09_08_2014.A5</svg:desc>
                </draw:g>
              </table:table-cell>
              <table:table-cell office:value-type="float" office:value="1.676114089">
                <text:p>1.676114089</text:p>
                <draw:g>
                  <svg:desc>09_08_2014.B5:09_08_2014.AF5</svg:desc>
                </draw:g>
              </table:table-cell>
              <table:table-cell office:value-type="float" office:value="1.935539024">
                <text:p>1.935539024</text:p>
              </table:table-cell>
              <table:table-cell office:value-type="float" office:value="5.680237518">
                <text:p>5.680237518</text:p>
              </table:table-cell>
              <table:table-cell office:value-type="float" office:value="2.591214299">
                <text:p>2.591214299</text:p>
              </table:table-cell>
              <table:table-cell office:value-type="float" office:value="3.040387111">
                <text:p>3.040387111</text:p>
              </table:table-cell>
              <table:table-cell office:value-type="float" office:value="2.14586898">
                <text:p>2.14586898</text:p>
              </table:table-cell>
              <table:table-cell office:value-type="float" office:value="2.823399455">
                <text:p>2.823399455</text:p>
              </table:table-cell>
              <table:table-cell office:value-type="float" office:value="3.716976323">
                <text:p>3.716976323</text:p>
              </table:table-cell>
              <table:table-cell office:value-type="float" office:value="2.177332686">
                <text:p>2.177332686</text:p>
              </table:table-cell>
              <table:table-cell office:value-type="float" office:value="4.765065035">
                <text:p>4.765065035</text:p>
              </table:table-cell>
              <table:table-cell office:value-type="float" office:value="2.6538214">
                <text:p>2.6538214</text:p>
              </table:table-cell>
              <table:table-cell office:value-type="float" office:value="7.687440476">
                <text:p>7.687440476</text:p>
              </table:table-cell>
              <table:table-cell office:value-type="float" office:value="3.298157885">
                <text:p>3.298157885</text:p>
              </table:table-cell>
              <table:table-cell office:value-type="float" office:value="3.967758393">
                <text:p>3.967758393</text:p>
              </table:table-cell>
              <table:table-cell office:value-type="float" office:value="5.014610333">
                <text:p>5.014610333</text:p>
              </table:table-cell>
              <table:table-cell office:value-type="float" office:value="4.477147298">
                <text:p>4.477147298</text:p>
              </table:table-cell>
              <table:table-cell office:value-type="float" office:value="4.815431427">
                <text:p>4.815431427</text:p>
              </table:table-cell>
              <table:table-cell office:value-type="float" office:value="8.609382704">
                <text:p>8.609382704</text:p>
              </table:table-cell>
              <table:table-cell office:value-type="float" office:value="7.432099198">
                <text:p>7.432099198</text:p>
              </table:table-cell>
              <table:table-cell office:value-type="float" office:value="4.105136753">
                <text:p>4.105136753</text:p>
              </table:table-cell>
              <table:table-cell office:value-type="float" office:value="6.656038352">
                <text:p>6.656038352</text:p>
              </table:table-cell>
              <table:table-cell office:value-type="float" office:value="5.630649883">
                <text:p>5.630649883</text:p>
              </table:table-cell>
              <table:table-cell office:value-type="float" office:value="5.187634844">
                <text:p>5.187634844</text:p>
              </table:table-cell>
              <table:table-cell office:value-type="float" office:value="5.316661998">
                <text:p>5.316661998</text:p>
              </table:table-cell>
              <table:table-cell office:value-type="float" office:value="9.314043052">
                <text:p>9.314043052</text:p>
              </table:table-cell>
              <table:table-cell office:value-type="float" office:value="7.31487056">
                <text:p>7.31487056</text:p>
              </table:table-cell>
              <table:table-cell office:value-type="float" office:value="7.000766781">
                <text:p>7.000766781</text:p>
              </table:table-cell>
              <table:table-cell office:value-type="float" office:value="6.479702525">
                <text:p>6.479702525</text:p>
              </table:table-cell>
              <table:table-cell office:value-type="float" office:value="5.589319369">
                <text:p>5.589319369</text:p>
              </table:table-cell>
              <table:table-cell office:value-type="float" office:value="7.109935018">
                <text:p>7.109935018</text:p>
              </table:table-cell>
              <table:table-cell office:value-type="float" office:value="7.629814249">
                <text:p>7.629814249</text:p>
              </table:table-cell>
            </table:table-row>
            <table:table-row>
              <table:table-cell office:value-type="string">
                <text:p>Mutate</text:p>
                <draw:g>
                  <svg:desc>09_08_2014.A6:09_08_2014.A6</svg:desc>
                </draw:g>
              </table:table-cell>
              <table:table-cell office:value-type="float" office:value="1.021075163">
                <text:p>1.021075163</text:p>
                <draw:g>
                  <svg:desc>09_08_2014.B6:09_08_2014.AF6</svg:desc>
                </draw:g>
              </table:table-cell>
              <table:table-cell office:value-type="float" office:value="0.745340401">
                <text:p>0.745340401</text:p>
              </table:table-cell>
              <table:table-cell office:value-type="float" office:value="0.844114962">
                <text:p>0.844114962</text:p>
              </table:table-cell>
              <table:table-cell office:value-type="float" office:value="0.949732396">
                <text:p>0.949732396</text:p>
              </table:table-cell>
              <table:table-cell office:value-type="float" office:value="1.01108177">
                <text:p>1.01108177</text:p>
              </table:table-cell>
              <table:table-cell office:value-type="float" office:value="1.079887698">
                <text:p>1.079887698</text:p>
              </table:table-cell>
              <table:table-cell office:value-type="float" office:value="1.172779039">
                <text:p>1.172779039</text:p>
              </table:table-cell>
              <table:table-cell office:value-type="float" office:value="1.224654189">
                <text:p>1.224654189</text:p>
              </table:table-cell>
              <table:table-cell office:value-type="float" office:value="1.293570025">
                <text:p>1.293570025</text:p>
              </table:table-cell>
              <table:table-cell office:value-type="float" office:value="1.365759544">
                <text:p>1.365759544</text:p>
              </table:table-cell>
              <table:table-cell office:value-type="float" office:value="1.451810575">
                <text:p>1.451810575</text:p>
              </table:table-cell>
              <table:table-cell office:value-type="float" office:value="1.50429556">
                <text:p>1.50429556</text:p>
              </table:table-cell>
              <table:table-cell office:value-type="float" office:value="1.580950202">
                <text:p>1.580950202</text:p>
              </table:table-cell>
              <table:table-cell office:value-type="float" office:value="1.646243818">
                <text:p>1.646243818</text:p>
              </table:table-cell>
              <table:table-cell office:value-type="float" office:value="1.730655228">
                <text:p>1.730655228</text:p>
              </table:table-cell>
              <table:table-cell office:value-type="float" office:value="1.812597371">
                <text:p>1.812597371</text:p>
              </table:table-cell>
              <table:table-cell office:value-type="float" office:value="1.851028399">
                <text:p>1.851028399</text:p>
              </table:table-cell>
              <table:table-cell office:value-type="float" office:value="1.941093808">
                <text:p>1.941093808</text:p>
              </table:table-cell>
              <table:table-cell office:value-type="float" office:value="2.028307627">
                <text:p>2.028307627</text:p>
              </table:table-cell>
              <table:table-cell office:value-type="float" office:value="2.089164772">
                <text:p>2.089164772</text:p>
              </table:table-cell>
              <table:table-cell office:value-type="float" office:value="2.137998028">
                <text:p>2.137998028</text:p>
              </table:table-cell>
              <table:table-cell office:value-type="float" office:value="2.241489173">
                <text:p>2.241489173</text:p>
              </table:table-cell>
              <table:table-cell office:value-type="float" office:value="2.301770697">
                <text:p>2.301770697</text:p>
              </table:table-cell>
              <table:table-cell office:value-type="float" office:value="2.370550539">
                <text:p>2.370550539</text:p>
              </table:table-cell>
              <table:table-cell office:value-type="float" office:value="2.374443036">
                <text:p>2.374443036</text:p>
              </table:table-cell>
              <table:table-cell office:value-type="float" office:value="2.366995888">
                <text:p>2.366995888</text:p>
              </table:table-cell>
              <table:table-cell office:value-type="float" office:value="2.429211686">
                <text:p>2.429211686</text:p>
              </table:table-cell>
              <table:table-cell office:value-type="float" office:value="2.486793437">
                <text:p>2.486793437</text:p>
              </table:table-cell>
              <table:table-cell office:value-type="float" office:value="2.546598128">
                <text:p>2.546598128</text:p>
              </table:table-cell>
              <table:table-cell office:value-type="float" office:value="2.684926733">
                <text:p>2.684926733</text:p>
              </table:table-cell>
              <table:table-cell office:value-type="float" office:value="2.748064123">
                <text:p>2.748064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3.402cm" style:legend-expansion="high" chart:style-name="ch2"/>
        <chart:plot-area chart:style-name="ch3" table:cell-range-address="09_08_2014.A28:09_08_2014.D32" chart:data-source-has-labels="both" svg:x="0.77cm" svg:y="0.855cm" svg:width="11.976cm" svg:height="7.545cm">
          <chartooo:coordinate-region svg:x="1.418cm" svg:y="1.067cm" svg:width="10.678cm" svg:height="6.66cm"/>
          <chart:axis chart:dimension="x" chart:name="primary-x" chart:style-name="ch4" chartooo:axis-type="auto">
            <chartooo:date-scale/>
            <chart:categories table:cell-range-address="09_08_2014.B28:09_08_2014.D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09_08_2014.B29:09_08_2014.D29" chart:label-cell-address="09_08_2014.A29:09_08_2014.A29" chart:class="chart:line">
            <chart:data-point chart:repeated="3"/>
          </chart:series>
          <chart:series chart:style-name="ch7" chart:values-cell-range-address="09_08_2014.B30:09_08_2014.D30" chart:label-cell-address="09_08_2014.A30:09_08_2014.A30" chart:class="chart:line">
            <chart:data-point chart:repeated="3"/>
          </chart:series>
          <chart:series chart:style-name="ch8" chart:values-cell-range-address="09_08_2014.B31:09_08_2014.D31" chart:label-cell-address="09_08_2014.A31:09_08_2014.A31" chart:class="chart:line">
            <chart:data-point chart:repeated="3"/>
          </chart:series>
          <chart:series chart:style-name="ch9" chart:values-cell-range-address="09_08_2014.B32:09_08_2014.D32" chart:label-cell-address="09_08_2014.A32:09_08_2014.A32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000000">
                <text:p>1000000</text:p>
                <draw:g>
                  <svg:desc>09_08_2014.B28:09_08_2014.D28</svg:desc>
                </draw:g>
              </table:table-cell>
              <table:table-cell office:value-type="float" office:value="2000000">
                <text:p>2000000</text:p>
              </table:table-cell>
              <table:table-cell office:value-type="float" office:value="5000000">
                <text:p>5000000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  <draw:g>
                  <svg:desc>09_08_2014.A29:09_08_2014.A29</svg:desc>
                </draw:g>
              </table:table-cell>
              <table:table-cell office:value-type="float" office:value="6.424573362">
                <text:p>6.424573362</text:p>
                <draw:g>
                  <svg:desc>09_08_2014.B29:09_08_2014.D29</svg:desc>
                </draw:g>
              </table:table-cell>
              <table:table-cell office:value-type="float" office:value="13.594305375">
                <text:p>13.594305375</text:p>
              </table:table-cell>
              <table:table-cell office:value-type="float" office:value="31.881905364">
                <text:p>31.881905364</text:p>
              </table:table-cell>
            </table:table-row>
            <table:table-row>
              <table:table-cell office:value-type="string">
                <text:p>Random</text:p>
                <draw:g>
                  <svg:desc>09_08_2014.A30:09_08_2014.A30</svg:desc>
                </draw:g>
              </table:table-cell>
              <table:table-cell office:value-type="float" office:value="6.717832484">
                <text:p>6.717832484</text:p>
                <draw:g>
                  <svg:desc>09_08_2014.B30:09_08_2014.D30</svg:desc>
                </draw:g>
              </table:table-cell>
              <table:table-cell office:value-type="float" office:value="13.534333471">
                <text:p>13.534333471</text:p>
              </table:table-cell>
              <table:table-cell office:value-type="float" office:value="31.73562541">
                <text:p>31.73562541</text:p>
              </table:table-cell>
            </table:table-row>
            <table:table-row>
              <table:table-cell office:value-type="string">
                <text:p>Merge</text:p>
                <draw:g>
                  <svg:desc>09_08_2014.A31:09_08_2014.A31</svg:desc>
                </draw:g>
              </table:table-cell>
              <table:table-cell office:value-type="float" office:value="2.6538214">
                <text:p>2.6538214</text:p>
                <draw:g>
                  <svg:desc>09_08_2014.B31:09_08_2014.D31</svg:desc>
                </draw:g>
              </table:table-cell>
              <table:table-cell office:value-type="float" office:value="7.629814249">
                <text:p>7.629814249</text:p>
              </table:table-cell>
              <table:table-cell office:value-type="float" office:value="16.361492423">
                <text:p>16.361492423</text:p>
              </table:table-cell>
            </table:table-row>
            <table:table-row>
              <table:table-cell office:value-type="string">
                <text:p>Mutate</text:p>
                <draw:g>
                  <svg:desc>09_08_2014.A32:09_08_2014.A32</svg:desc>
                </draw:g>
              </table:table-cell>
              <table:table-cell office:value-type="float" office:value="1.451810575">
                <text:p>1.451810575</text:p>
                <draw:g>
                  <svg:desc>09_08_2014.B32:09_08_2014.D32</svg:desc>
                </draw:g>
              </table:table-cell>
              <table:table-cell office:value-type="float" office:value="2.748064123">
                <text:p>2.748064123</text:p>
              </table:table-cell>
              <table:table-cell office:value-type="float" office:value="8.415178257">
                <text:p>8.4151782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